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ngthImpl.accept( QOMTre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Impl.getPropert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Impl.LengthImpl( NamePathResolver resolver , PropertyValueImpl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